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f0b" officeooo:paragraph-rsid="0017ff0b"/>
    </style:style>
    <style:style style:name="T1" style:family="text">
      <style:text-properties officeooo:rsid="00182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lo mas general a lo mas particular</text:p>
      <text:p text:style-name="P1"/>
      <text:p text:style-name="P1">1) hacer 5 secciones principales</text:p>
      <text:p text:style-name="P1">2) Colocar las imagenes</text:p>
      <text:p text:style-name="P1">3) Textos sin formato y divisiones</text:p>
      <text:p text:style-name="P1">3) Formato de las letras </text:p>
      <text:p text:style-name="P1">4) <text:span text:style-name="T1">Formato de texto</text:span></text:p>
      <text:p text:style-name="P1"><text:tab/><text:span text:style-name="T1">Fuentes</text:span></text:p>
      <text:p text:style-name="P1"><text:tab/><text:span text:style-name="T1">Colores y tamaños</text:span></text:p>
      <text:p text:style-name="P1"><text:tab/><text:span text:style-name="T1">Posicio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9:22:00.575376180</meta:creation-date>
    <dc:date>2018-08-30T19:38:03.159013896</dc:date>
    <meta:editing-duration>PT5M22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37" meta:character-count="205" meta:non-whitespace-character-count="173"/>
  </office:meta>
</office:document-meta>
</file>